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2.39888888888889cm"/>
    </style:style>
    <style:style style:name="co3" style:family="table-column">
      <style:table-column-properties fo:break-before="auto" style:column-width="5.94430555555556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3.19263888888889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Condition</text:p>
          </table:table-cell>
          <table:table-cell office:value-type="string" table:style-name="ce1">
            <text:p>Sentenc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Adjective</text:p>
          </table:table-cell>
          <table:table-cell office:value-type="string" table:style-name="ce1">
            <text:p>Verb</text:p>
          </table:table-cell>
          <table:table-cell office:value-type="string" table:style-name="ce1">
            <text:p>AdjectiveUsed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rea war errötet.</text:p>
          </table:table-cell>
          <table:table-cell office:value-type="string" table:style-name="ce1">
            <text:p>Andre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erröte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ja war atemlos.</text:p>
          </table:table-cell>
          <table:table-cell office:value-type="string" table:style-name="ce1">
            <text:p>Anj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atemlos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a war dehydriert.</text:p>
          </table:table-cell>
          <table:table-cell office:value-type="string" table:style-name="ce1">
            <text:p>An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dehydriert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te war nackt.</text:p>
          </table:table-cell>
          <table:table-cell office:value-type="string" table:style-name="ce1">
            <text:p>Beate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nackt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venja war wütend.</text:p>
          </table:table-cell>
          <table:table-cell office:value-type="string" table:style-name="ce1">
            <text:p>Svenj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wütend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a war durstig.</text:p>
          </table:table-cell>
          <table:table-cell office:value-type="string" table:style-name="ce1">
            <text:p>Clar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durstig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ena war hungrig.</text:p>
          </table:table-cell>
          <table:table-cell office:value-type="string" table:style-name="ce1">
            <text:p>Ele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hungrig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annik war erleichtert.</text:p>
          </table:table-cell>
          <table:table-cell office:value-type="string" table:style-name="ce1">
            <text:p>Yannik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erleichtert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isa war bewusstlos.</text:p>
          </table:table-cell>
          <table:table-cell office:value-type="string" table:style-name="ce1">
            <text:p>Elis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bewusstlos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nnah war unterzuckert.</text:p>
          </table:table-cell>
          <table:table-cell office:value-type="string" table:style-name="ce1">
            <text:p>Hannah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unterzuckert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ena war verärgert.</text:p>
          </table:table-cell>
          <table:table-cell office:value-type="string" table:style-name="ce1">
            <text:p>Hele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verärgert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ga war aufgeregt.</text:p>
          </table:table-cell>
          <table:table-cell office:value-type="string" table:style-name="ce1">
            <text:p>Helg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aufgeregt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na war betäubt.</text:p>
          </table:table-cell>
          <table:table-cell office:value-type="string" table:style-name="ce1">
            <text:p>Ja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betäubt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phie war betrunken.</text:p>
          </table:table-cell>
          <table:table-cell office:value-type="string" table:style-name="ce1">
            <text:p>Sophie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betrunken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smin war übermüdet.</text:p>
          </table:table-cell>
          <table:table-cell office:value-type="string" table:style-name="ce1">
            <text:p>Jasmin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übermüdet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 war besorgt.</text:p>
          </table:table-cell>
          <table:table-cell office:value-type="string" table:style-name="ce1">
            <text:p>Alex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besorgt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min war konzentiert.</text:p>
          </table:table-cell>
          <table:table-cell office:value-type="string" table:style-name="ce1">
            <text:p>Armin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konzentiert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iel war geschminkt.</text:p>
          </table:table-cell>
          <table:table-cell office:value-type="string" table:style-name="ce1">
            <text:p>Daniel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geschminkt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nnis war ausgehungert.</text:p>
          </table:table-cell>
          <table:table-cell office:value-type="string" table:style-name="ce1">
            <text:p>Denni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ausgehungert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nina war müde.</text:p>
          </table:table-cell>
          <table:table-cell office:value-type="string" table:style-name="ce1">
            <text:p>Jani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müde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itz war krank.</text:p>
          </table:table-cell>
          <table:table-cell office:value-type="string" table:style-name="ce1">
            <text:p>Fritz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krank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iko war verkleidet.</text:p>
          </table:table-cell>
          <table:table-cell office:value-type="string" table:style-name="ce1">
            <text:p>Heiko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verkleidet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ger war aufgekratzt.</text:p>
          </table:table-cell>
          <table:table-cell office:value-type="string" table:style-name="ce1">
            <text:p>Holger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aufgekratzt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kob war satt.</text:p>
          </table:table-cell>
          <table:table-cell office:value-type="string" table:style-name="ce1">
            <text:p>Jakob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satt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mas war überfordert.</text:p>
          </table:table-cell>
          <table:table-cell office:value-type="string" table:style-name="ce1">
            <text:p>Thoma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überfordert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nnik war erregt.</text:p>
          </table:table-cell>
          <table:table-cell office:value-type="string" table:style-name="ce1">
            <text:p>Jannik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erregt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nas war verletzt.</text:p>
          </table:table-cell>
          <table:table-cell office:value-type="string" table:style-name="ce1">
            <text:p>Jona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verletzt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rl war traurig.</text:p>
          </table:table-cell>
          <table:table-cell office:value-type="string" table:style-name="ce1">
            <text:p>Karl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traurig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lian war hellwach.</text:p>
          </table:table-cell>
          <table:table-cell office:value-type="string" table:style-name="ce1">
            <text:p>Kilian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hellwach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laus war munter.</text:p>
          </table:table-cell>
          <table:table-cell office:value-type="string" table:style-name="ce1">
            <text:p>Klau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munter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drea war loyal.</text:p>
          </table:table-cell>
          <table:table-cell office:value-type="string" table:style-name="ce1">
            <text:p>Andre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loyal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ja war verwitwet.</text:p>
          </table:table-cell>
          <table:table-cell office:value-type="string" table:style-name="ce1">
            <text:p>Anj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verwitwet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na war gläubig.</text:p>
          </table:table-cell>
          <table:table-cell office:value-type="string" table:style-name="ce1">
            <text:p>An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gläubig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ate war promoviert.</text:p>
          </table:table-cell>
          <table:table-cell office:value-type="string" table:style-name="ce1">
            <text:p>Beate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promoviert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venja war autistisch.</text:p>
          </table:table-cell>
          <table:table-cell office:value-type="string" table:style-name="ce1">
            <text:p>Svenj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autistisch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ra war musikalisch.</text:p>
          </table:table-cell>
          <table:table-cell office:value-type="string" table:style-name="ce1">
            <text:p>Clar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musikalisch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na war pensioniert.</text:p>
          </table:table-cell>
          <table:table-cell office:value-type="string" table:style-name="ce1">
            <text:p>Ele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pensioniert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annik war konfirmiert.</text:p>
          </table:table-cell>
          <table:table-cell office:value-type="string" table:style-name="ce1">
            <text:p>Yannik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konfirmiert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isa war groß.</text:p>
          </table:table-cell>
          <table:table-cell office:value-type="string" table:style-name="ce1">
            <text:p>Elis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groß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nnah war einarmig.</text:p>
          </table:table-cell>
          <table:table-cell office:value-type="string" table:style-name="ce1">
            <text:p>Hannah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einarmig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lena war verheiratet.</text:p>
          </table:table-cell>
          <table:table-cell office:value-type="string" table:style-name="ce1">
            <text:p>Hele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verheiratet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lga war klein.</text:p>
          </table:table-cell>
          <table:table-cell office:value-type="string" table:style-name="ce1">
            <text:p>Helg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klein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a war gebildet.</text:p>
          </table:table-cell>
          <table:table-cell office:value-type="string" table:style-name="ce1">
            <text:p>Ja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gebildet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phie war intellektuell.</text:p>
          </table:table-cell>
          <table:table-cell office:value-type="string" table:style-name="ce1">
            <text:p>Sophie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intellektuell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smin war heterosexuell.</text:p>
          </table:table-cell>
          <table:table-cell office:value-type="string" table:style-name="ce1">
            <text:p>Jasmin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heterosexuell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x war klug.</text:p>
          </table:table-cell>
          <table:table-cell office:value-type="string" table:style-name="ce1">
            <text:p>Alex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klug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min war feminin.</text:p>
          </table:table-cell>
          <table:table-cell office:value-type="string" table:style-name="ce1">
            <text:p>Armin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feminin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niel war behindert.</text:p>
          </table:table-cell>
          <table:table-cell office:value-type="string" table:style-name="ce1">
            <text:p>Daniel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behindert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nnis war intelligent.</text:p>
          </table:table-cell>
          <table:table-cell office:value-type="string" table:style-name="ce1">
            <text:p>Denni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intelligent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ina war tot.</text:p>
          </table:table-cell>
          <table:table-cell office:value-type="string" table:style-name="ce1">
            <text:p>Jani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tot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itz war lang.</text:p>
          </table:table-cell>
          <table:table-cell office:value-type="string" table:style-name="ce1">
            <text:p>Fritz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lang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iko war höflich.</text:p>
          </table:table-cell>
          <table:table-cell office:value-type="string" table:style-name="ce1">
            <text:p>Heiko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höflich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lger war spanisch.</text:p>
          </table:table-cell>
          <table:table-cell office:value-type="string" table:style-name="ce1">
            <text:p>Holger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spanisch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kob war tätowiert.</text:p>
          </table:table-cell>
          <table:table-cell office:value-type="string" table:style-name="ce1">
            <text:p>Jakob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tätowiert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omas war getauft.</text:p>
          </table:table-cell>
          <table:table-cell office:value-type="string" table:style-name="ce1">
            <text:p>Thoma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getauft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nik war verwaist.</text:p>
          </table:table-cell>
          <table:table-cell office:value-type="string" table:style-name="ce1">
            <text:p>Jannik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verwaist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nas war braunäugig.</text:p>
          </table:table-cell>
          <table:table-cell office:value-type="string" table:style-name="ce1">
            <text:p>Jona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braunäugig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rl war unfruchtbar.</text:p>
          </table:table-cell>
          <table:table-cell office:value-type="string" table:style-name="ce1">
            <text:p>Karl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unfruchtbar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lian war dunkelhäutig.</text:p>
          </table:table-cell>
          <table:table-cell office:value-type="string" table:style-name="ce1">
            <text:p>Kilian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dunkelhäutig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laus war niederländisch.</text:p>
          </table:table-cell>
          <table:table-cell office:value-type="string" table:style-name="ce1">
            <text:p>Klau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war</text:p>
          </table:table-cell>
          <table:table-cell office:value-type="string" table:style-name="ce1">
            <text:p>niederländisch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drea verhielt sich errötet.</text:p>
          </table:table-cell>
          <table:table-cell office:value-type="string" table:style-name="ce1">
            <text:p>Andre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errötet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ja verhielt sich atemlos.</text:p>
          </table:table-cell>
          <table:table-cell office:value-type="string" table:style-name="ce1">
            <text:p>Anj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atemlos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na verhielt sich dehydriert.</text:p>
          </table:table-cell>
          <table:table-cell office:value-type="string" table:style-name="ce1">
            <text:p>An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dehydriert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ate verhielt sich nackt.</text:p>
          </table:table-cell>
          <table:table-cell office:value-type="string" table:style-name="ce1">
            <text:p>Beate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nackt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venja verhielt sich wütend.</text:p>
          </table:table-cell>
          <table:table-cell office:value-type="string" table:style-name="ce1">
            <text:p>Svenj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wütend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ara verhielt sich durstig.</text:p>
          </table:table-cell>
          <table:table-cell office:value-type="string" table:style-name="ce1">
            <text:p>Clar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durstig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ena verhielt sich hungrig.</text:p>
          </table:table-cell>
          <table:table-cell office:value-type="string" table:style-name="ce1">
            <text:p>Ele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hungrig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annik verhielt sich erleichtert.</text:p>
          </table:table-cell>
          <table:table-cell office:value-type="string" table:style-name="ce1">
            <text:p>Yannik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erleichtert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sa verhielt sich bewusstlos.</text:p>
          </table:table-cell>
          <table:table-cell office:value-type="string" table:style-name="ce1">
            <text:p>Elis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bewusstlos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nah verhielt sich unterzuckert.</text:p>
          </table:table-cell>
          <table:table-cell office:value-type="string" table:style-name="ce1">
            <text:p>Hannah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unterzuckert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lena verhielt sich verärgert.</text:p>
          </table:table-cell>
          <table:table-cell office:value-type="string" table:style-name="ce1">
            <text:p>Hele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verärgert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lga verhielt sich aufgeregt.</text:p>
          </table:table-cell>
          <table:table-cell office:value-type="string" table:style-name="ce1">
            <text:p>Helg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aufgeregt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a verhielt sich betäubt.</text:p>
          </table:table-cell>
          <table:table-cell office:value-type="string" table:style-name="ce1">
            <text:p>Ja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betäubt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ophie verhielt sich betrunken.</text:p>
          </table:table-cell>
          <table:table-cell office:value-type="string" table:style-name="ce1">
            <text:p>Sophie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betrunken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smin verhielt sich übermüdet.</text:p>
          </table:table-cell>
          <table:table-cell office:value-type="string" table:style-name="ce1">
            <text:p>Jasmin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übermüdet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ex verhielt sich besorgt.</text:p>
          </table:table-cell>
          <table:table-cell office:value-type="string" table:style-name="ce1">
            <text:p>Alex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besorgt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min verhielt sich konzentiert.</text:p>
          </table:table-cell>
          <table:table-cell office:value-type="string" table:style-name="ce1">
            <text:p>Armin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konzentiert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iel verhielt sich geschminkt.</text:p>
          </table:table-cell>
          <table:table-cell office:value-type="string" table:style-name="ce1">
            <text:p>Daniel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geschminkt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nnis verhielt sich ausgehungert.</text:p>
          </table:table-cell>
          <table:table-cell office:value-type="string" table:style-name="ce1">
            <text:p>Denni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ausgehungert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ina verhielt sich müde.</text:p>
          </table:table-cell>
          <table:table-cell office:value-type="string" table:style-name="ce1">
            <text:p>Janina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müde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itz verhielt sich krank.</text:p>
          </table:table-cell>
          <table:table-cell office:value-type="string" table:style-name="ce1">
            <text:p>Fritz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krank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iko verhielt sich verkleidet.</text:p>
          </table:table-cell>
          <table:table-cell office:value-type="string" table:style-name="ce1">
            <text:p>Heiko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verkleidet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lger verhielt sich aufgekratzt.</text:p>
          </table:table-cell>
          <table:table-cell office:value-type="string" table:style-name="ce1">
            <text:p>Holger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aufgekratzt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kob verhielt sich satt.</text:p>
          </table:table-cell>
          <table:table-cell office:value-type="string" table:style-name="ce1">
            <text:p>Jakob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satt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mas verhielt sich überfordert.</text:p>
          </table:table-cell>
          <table:table-cell office:value-type="string" table:style-name="ce1">
            <text:p>Thoma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überfordert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nik verhielt sich erregt.</text:p>
          </table:table-cell>
          <table:table-cell office:value-type="string" table:style-name="ce1">
            <text:p>Jannik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erregt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nas verhielt sich verletzt.</text:p>
          </table:table-cell>
          <table:table-cell office:value-type="string" table:style-name="ce1">
            <text:p>Jona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verletzt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l verhielt sich traurig.</text:p>
          </table:table-cell>
          <table:table-cell office:value-type="string" table:style-name="ce1">
            <text:p>Karl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traurig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lian verhielt sich hellwach.</text:p>
          </table:table-cell>
          <table:table-cell office:value-type="string" table:style-name="ce1">
            <text:p>Kilian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hellwach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laus verhielt sich munter.</text:p>
          </table:table-cell>
          <table:table-cell office:value-type="string" table:style-name="ce1">
            <text:p>Klaus</text:p>
          </table:table-cell>
          <table:table-cell office:value-type="string" table:style-name="ce2">
            <text:p>stage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munter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drea verhielt sich loyal.</text:p>
          </table:table-cell>
          <table:table-cell office:value-type="string" table:style-name="ce1">
            <text:p>Andre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loyal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ja verhielt sich verwitwet.</text:p>
          </table:table-cell>
          <table:table-cell office:value-type="string" table:style-name="ce1">
            <text:p>Anj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verwitwet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nna verhielt sich gläubig.</text:p>
          </table:table-cell>
          <table:table-cell office:value-type="string" table:style-name="ce1">
            <text:p>An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gläubig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ate verhielt sich promoviert.</text:p>
          </table:table-cell>
          <table:table-cell office:value-type="string" table:style-name="ce1">
            <text:p>Beate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promoviert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venja verhielt sich autistisch.</text:p>
          </table:table-cell>
          <table:table-cell office:value-type="string" table:style-name="ce1">
            <text:p>Svenj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autistisch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lara verhielt sich musikalisch.</text:p>
          </table:table-cell>
          <table:table-cell office:value-type="string" table:style-name="ce1">
            <text:p>Clar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musikalisch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ena verhielt sich pensioniert.</text:p>
          </table:table-cell>
          <table:table-cell office:value-type="string" table:style-name="ce1">
            <text:p>Ele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pensioniert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annik verhielt sich konfirmiert.</text:p>
          </table:table-cell>
          <table:table-cell office:value-type="string" table:style-name="ce1">
            <text:p>Yannik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konfirmiert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lisa verhielt sich groß.</text:p>
          </table:table-cell>
          <table:table-cell office:value-type="string" table:style-name="ce1">
            <text:p>Elis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groß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annah verhielt sich einarmig.</text:p>
          </table:table-cell>
          <table:table-cell office:value-type="string" table:style-name="ce1">
            <text:p>Hannah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einarmig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lena verhielt sich verheiratet.</text:p>
          </table:table-cell>
          <table:table-cell office:value-type="string" table:style-name="ce1">
            <text:p>Hele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verheiratet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lga verhielt sich klein.</text:p>
          </table:table-cell>
          <table:table-cell office:value-type="string" table:style-name="ce1">
            <text:p>Helg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klein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na verhielt sich gebildet.</text:p>
          </table:table-cell>
          <table:table-cell office:value-type="string" table:style-name="ce1">
            <text:p>Ja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gebildet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phie verhielt sich intellektuell.</text:p>
          </table:table-cell>
          <table:table-cell office:value-type="string" table:style-name="ce1">
            <text:p>Sophie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intellektuell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smin verhielt sich heterosexuell.</text:p>
          </table:table-cell>
          <table:table-cell office:value-type="string" table:style-name="ce1">
            <text:p>Jasmin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heterosexuell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ex verhielt sich klug.</text:p>
          </table:table-cell>
          <table:table-cell office:value-type="string" table:style-name="ce1">
            <text:p>Alex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klug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rmin verhielt sich feminin.</text:p>
          </table:table-cell>
          <table:table-cell office:value-type="string" table:style-name="ce1">
            <text:p>Armin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feminin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aniel verhielt sich behindert.</text:p>
          </table:table-cell>
          <table:table-cell office:value-type="string" table:style-name="ce1">
            <text:p>Daniel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behindert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nis verhielt sich intelligent.</text:p>
          </table:table-cell>
          <table:table-cell office:value-type="string" table:style-name="ce1">
            <text:p>Denni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intelligent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nina verhielt sich tot.</text:p>
          </table:table-cell>
          <table:table-cell office:value-type="string" table:style-name="ce1">
            <text:p>Janina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tot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ritz verhielt sich lang.</text:p>
          </table:table-cell>
          <table:table-cell office:value-type="string" table:style-name="ce1">
            <text:p>Fritz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lang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iko verhielt sich höflich.</text:p>
          </table:table-cell>
          <table:table-cell office:value-type="string" table:style-name="ce1">
            <text:p>Heiko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höflich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lger verhielt sich spanisch.</text:p>
          </table:table-cell>
          <table:table-cell office:value-type="string" table:style-name="ce1">
            <text:p>Holger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spanisch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kob verhielt sich tätowiert.</text:p>
          </table:table-cell>
          <table:table-cell office:value-type="string" table:style-name="ce1">
            <text:p>Jakob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tätowiert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omas verhielt sich getauft.</text:p>
          </table:table-cell>
          <table:table-cell office:value-type="string" table:style-name="ce1">
            <text:p>Thoma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getauft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annik verhielt sich verwaist.</text:p>
          </table:table-cell>
          <table:table-cell office:value-type="string" table:style-name="ce1">
            <text:p>Jannik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verwaist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Jonas verhielt sich braunäugig.</text:p>
          </table:table-cell>
          <table:table-cell office:value-type="string" table:style-name="ce1">
            <text:p>Jona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braunäugig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arl verhielt sich unfruchtbar.</text:p>
          </table:table-cell>
          <table:table-cell office:value-type="string" table:style-name="ce1">
            <text:p>Karl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unfruchtbar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ilian verhielt sich dunkelhäutig.</text:p>
          </table:table-cell>
          <table:table-cell office:value-type="string" table:style-name="ce1">
            <text:p>Kilian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dunkelhäutig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laus verhielt sich niederländisch.</text:p>
          </table:table-cell>
          <table:table-cell office:value-type="string" table:style-name="ce1">
            <text:p>Klaus</text:p>
          </table:table-cell>
          <table:table-cell office:value-type="string" table:style-name="ce2">
            <text:p>Individual-level</text:p>
          </table:table-cell>
          <table:table-cell office:value-type="string" table:style-name="ce1">
            <text:p>verhielt sich</text:p>
          </table:table-cell>
          <table:table-cell office:value-type="string" table:style-name="ce1">
            <text:p>niederländisch</text:p>
          </table:table-cell>
          <table:table-cell table:number-columns-repeated="16377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lina wartete auf die Ergebniss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melie goss die Blum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ndreas lachte über den Witz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4" table:style-name="ce2">
            <text:p>100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ngelina spielte mit dem Auto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enjamin fuhr Schlitt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6" table:style-name="ce2">
            <text:p>100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ianca sammelte Briefmark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irgit räumte das Zimmer auf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08" table:style-name="ce2">
            <text:p>100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jörn entschied sich für einen Ferrari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09" table:style-name="ce2">
            <text:p>100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Britta hielt sich zurück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0" table:style-name="ce2">
            <text:p>101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arolin setzte sich in die Bibliothek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1" table:style-name="ce2">
            <text:p>101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edric drückte auf den Knopf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2" table:style-name="ce2">
            <text:p>101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iara kochte einen Eintopf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3" table:style-name="ce2">
            <text:p>10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hristian machte sich Sorg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4" table:style-name="ce2">
            <text:p>101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Claudia schnitt die Heck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aniela schrieb im Notizbuch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6" table:style-name="ce2">
            <text:p>101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avid sagte die Wahrhei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7" table:style-name="ce2">
            <text:p>101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nise studierte Medizi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8" table:style-name="ce2">
            <text:p>101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rk benutzte Windows 7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19" table:style-name="ce2">
            <text:p>101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ominik baute einen Schneeman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0" table:style-name="ce2">
            <text:p>102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ckard nahm schnell ab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1" table:style-name="ce2">
            <text:p>102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lias ernährte sich vom Bio-Ess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2" table:style-name="ce2">
            <text:p>102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lisabeth weinte nur selt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3" table:style-name="ce2">
            <text:p>102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mil lebte im Ausland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mma lief einen Maratho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5" table:style-name="ce2">
            <text:p>102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sther fand ein passendes Beispiel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6" table:style-name="ce2">
            <text:p>102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va flog nach Dubli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7" table:style-name="ce2">
            <text:p>102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abio bereitete die Präsentation vo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8" table:style-name="ce2">
            <text:p>10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elix trug eine Brill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29" table:style-name="ce2">
            <text:p>102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lorian entwickelte einen Impfstoff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ranz schippte Schne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1" table:style-name="ce2">
            <text:p>103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ranziska baute ein Haus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2" table:style-name="ce2">
            <text:p>103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Frauke schrieb ein Gedich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3" table:style-name="ce2">
            <text:p>103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eorg zählte die Stern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4" table:style-name="ce2">
            <text:p>103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Hans putzte die Fenst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asper druckte die Unterlag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6" table:style-name="ce2">
            <text:p>103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ens lag in der Augenklinik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7" table:style-name="ce2">
            <text:p>103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örg mochte keinen Spargel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8" table:style-name="ce2">
            <text:p>10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ulian spielte Monopoly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39" table:style-name="ce2">
            <text:p>103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uliane kaufte ein Busticke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0" table:style-name="ce2">
            <text:p>104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ustin glaubte an Got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ai hörte dem Lehrer zu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2" table:style-name="ce2">
            <text:p>104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arsten machte sich Sorg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atrin erschoss den Dieb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4" table:style-name="ce2">
            <text:p>104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Kim arbeitete bei der Bundesweh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5" table:style-name="ce2">
            <text:p>104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Lars machte Inventu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6" table:style-name="ce2">
            <text:p>104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Leon putzte die Fenst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7" table:style-name="ce2">
            <text:p>104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Linus lebte in Frankfur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8" table:style-name="ce2">
            <text:p>104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Luisa schrieb an die Tafel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49" table:style-name="ce2">
            <text:p>104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aja pflückte Blum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alte plante seinen neuen Urlaub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1" table:style-name="ce2">
            <text:p>105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arkus jagte im Wald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2" table:style-name="ce2">
            <text:p>105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arvin besuchte die Großelter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atthias baute das Regal zusamm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4" table:style-name="ce2">
            <text:p>105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aximilian unterrichtete am Gymnasium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elanie putzte sich die Nas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6" table:style-name="ce2">
            <text:p>105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elina arbeitete an einem Roma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7" table:style-name="ce2">
            <text:p>105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elissa mochte ihre Arbei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8" table:style-name="ce2">
            <text:p>105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cha reparierte das Auto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59" table:style-name="ce2">
            <text:p>105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chael nähte den Knopf a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0" table:style-name="ce2">
            <text:p>106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chelle lernte zu mal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1" table:style-name="ce2">
            <text:p>106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oritz pendelte mit dem Zug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2" table:style-name="ce2">
            <text:p>106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le ruhte sich aus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3" table:style-name="ce2">
            <text:p>106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ick reparierte sein Fahrrad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4" table:style-name="ce2">
            <text:p>106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icole unterrichtete Philosophi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ina drehte einen Film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6" table:style-name="ce2">
            <text:p>106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Otto hielt eine Red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7" table:style-name="ce2">
            <text:p>106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ia trank gerne Bi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8" table:style-name="ce2">
            <text:p>106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gine strich die Wänd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69" table:style-name="ce2">
            <text:p>106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nate lächelte ihre Mutter a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0" table:style-name="ce2">
            <text:p>107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ita kochte Lins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1" table:style-name="ce2">
            <text:p>107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abrina aß Frischkornbrei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2" table:style-name="ce2">
            <text:p>107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ebastian blieb sitz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3" table:style-name="ce2">
            <text:p>107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tefanie schloss die Tü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4" table:style-name="ce2">
            <text:p>107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teffen mochte Kürbiskern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ven zog um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6" table:style-name="ce2">
            <text:p>107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ina schrieb ein Drehbuch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orsten fiel auf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8" table:style-name="ce2">
            <text:p>107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lrike sang im Cho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79" table:style-name="ce2">
            <text:p>107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Utsutsu Mujuru war ein exzellenter Schwertkämpf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anessa zeigte auf die Uh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1" table:style-name="ce2">
            <text:p>108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era züchtete Bakterienkultur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2" table:style-name="ce2">
            <text:p>108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Viktoria lernte Chinesisch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3" table:style-name="ce2">
            <text:p>108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Zoe verkaufte ihr Fahrrad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4" table:style-name="ce2">
            <text:p>108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e sprach Englisch und Russisch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5" table:style-name="ce2">
            <text:p>10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e organisierte plattdeutsche Gesprächskreis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6" table:style-name="ce2">
            <text:p>108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e antwortete schriftlich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7" table:style-name="ce2">
            <text:p>108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Krankenschwester arbeitete gern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8" table:style-name="ce2">
            <text:p>108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Professorin begrüßte die Student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89" table:style-name="ce2">
            <text:p>108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Direktorin vergab Preise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0" table:style-name="ce2">
            <text:p>109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Expertin beschimpfte die Zeug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1" table:style-name="ce2">
            <text:p>109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ie richtete sich an Kindergärtn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2" table:style-name="ce2">
            <text:p>109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Kanzlerin äußerte sich dazu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3" table:style-name="ce2">
            <text:p>109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Journalistin wagte sich die Frage zu stelle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4" table:style-name="ce2">
            <text:p>109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Prinzessin verabschiedete sich von dem Ritt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5" table:style-name="ce2">
            <text:p>109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Köchin hielt sich an ihr Rezep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6" table:style-name="ce2">
            <text:p>1096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m Mädchen fehlte der Führerschein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7" table:style-name="ce2">
            <text:p>109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Rentnerin widmete sich der Brieftaubenzuch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8" table:style-name="ce2">
            <text:p>109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ie Preisträgerin holte sich den Pokal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099" table:style-name="ce2">
            <text:p>109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r freute sich über das Angebot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Der Superstar faszinierte die Kinder.</text:p>
          </table:table-cell>
          <table:table-cell table:style-name="ce1"/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table:number-columns-repeated="16378"/>
        </table:table-row>
        <table:table-row table:number-rows-repeated="1048355" table:style-name="ro1">
          <table:table-cell table:number-columns-repeated="16384"/>
        </table:table-row>
      </table:table>
      <table:database-ranges>
        <table:database-range table:target-range-address="Sheet1.A1:Sheet1.G121" table:name="__Anonymous_Sheet_DB__0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meta:initial-creator>Federica Mazzucco</meta:initial-creator>
    <dc:creator>mazzu</dc:creator>
    <meta:creation-date>2022-07-22T14:03:44Z</meta:creation-date>
    <dc:date>2022-08-06T12:22:37Z</dc:date>
    <meta:editing-cycles>12</meta:editing-cycles>
    <meta:editing-duration>PT2459S</meta:editing-duration>
  </office:meta>
</office:document-meta>
</file>